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0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0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5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5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5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5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000" calcext:value-type="float">
            <text:p>10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1" calcext:value-type="float">
            <text:p>1,00E-0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65535" calcext:value-type="float">
            <text:p>0,65535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6666.66666666667" calcext:value-type="float">
            <text:p>6667</text:p>
          </table:table-cell>
          <table:table-cell table:formula="of:=[.D6]/[.$C$38]" office:value-type="float" office:value="8333.33333333333" calcext:value-type="float">
            <text:p>8333</text:p>
          </table:table-cell>
          <table:table-cell table:formula="of:=[.E6]/[.$C$38]" office:value-type="float" office:value="1666.66666666667" calcext:value-type="float">
            <text:p>1667</text:p>
          </table:table-cell>
          <table:table-cell table:formula="of:=[.F6]/[.$C$38]" office:value-type="float" office:value="13333.3333333333" calcext:value-type="float">
            <text:p>13333</text:p>
          </table:table-cell>
          <table:table-cell table:formula="of:=[.G6]/[.$C$38]" office:value-type="float" office:value="833.333333333333" calcext:value-type="float">
            <text:p>833</text:p>
          </table:table-cell>
          <table:table-cell table:formula="of:=[.H6]/[.$C$38]" office:value-type="float" office:value="14166.6666666667" calcext:value-type="float">
            <text:p>14167</text:p>
          </table:table-cell>
          <table:table-cell/>
          <table:table-cell table:style-name="ce17" table:formula="of:=[.J6]/[.$C$38]" office:value-type="float" office:value="166.666666666667" calcext:value-type="float">
            <text:p>167</text:p>
          </table:table-cell>
          <table:table-cell table:formula="of:=[.K6]/[.$C$38]" office:value-type="float" office:value="7500" calcext:value-type="float">
            <text:p>7500</text:p>
          </table:table-cell>
          <table:table-cell table:formula="of:=[.L6]/[.$C$38]" office:value-type="float" office:value="15000" calcext:value-type="float">
            <text:p>15000</text:p>
          </table:table-cell>
          <table:table-cell table:formula="of:=[.M6]/[.$C$38]" office:value-type="float" office:value="30000" calcext:value-type="float">
            <text:p>30000</text:p>
          </table:table-cell>
          <table:table-cell table:formula="of:=[.N6]/[.$C$38]" office:value-type="float" office:value="45000" calcext:value-type="float">
            <text:p>45000</text:p>
          </table:table-cell>
          <table:table-cell table:formula="of:=[.O6]/[.$C$38]" office:value-type="float" office:value="60000" calcext:value-type="float">
            <text:p>6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1904.76190476191" calcext:value-type="float">
            <text:p>1905</text:p>
          </table:table-cell>
          <table:table-cell table:formula="of:=[.D7]/[.$C$38]" office:value-type="float" office:value="2380.95238095238" calcext:value-type="float">
            <text:p>2381</text:p>
          </table:table-cell>
          <table:table-cell table:formula="of:=[.E7]/[.$C$38]" office:value-type="float" office:value="476.190476190476" calcext:value-type="float">
            <text:p>476</text:p>
          </table:table-cell>
          <table:table-cell table:formula="of:=[.F7]/[.$C$38]" office:value-type="float" office:value="3809.52380952381" calcext:value-type="float">
            <text:p>3810</text:p>
          </table:table-cell>
          <table:table-cell table:formula="of:=[.G7]/[.$C$38]" office:value-type="float" office:value="238.095238095238" calcext:value-type="float">
            <text:p>238</text:p>
          </table:table-cell>
          <table:table-cell table:formula="of:=[.H7]/[.$C$38]" office:value-type="float" office:value="4047.61904761905" calcext:value-type="float">
            <text:p>4048</text:p>
          </table:table-cell>
          <table:table-cell/>
          <table:table-cell table:style-name="ce17" table:formula="of:=[.J7]/[.$C$38]" office:value-type="float" office:value="47.6190476190476" calcext:value-type="float">
            <text:p>48</text:p>
          </table:table-cell>
          <table:table-cell table:formula="of:=[.K7]/[.$C$38]" office:value-type="float" office:value="2142.85714285714" calcext:value-type="float">
            <text:p>2143</text:p>
          </table:table-cell>
          <table:table-cell table:formula="of:=[.L7]/[.$C$38]" office:value-type="float" office:value="4285.71428571429" calcext:value-type="float">
            <text:p>4286</text:p>
          </table:table-cell>
          <table:table-cell table:formula="of:=[.M7]/[.$C$38]" office:value-type="float" office:value="8571.42857142857" calcext:value-type="float">
            <text:p>8571</text:p>
          </table:table-cell>
          <table:table-cell table:formula="of:=[.N7]/[.$C$38]" office:value-type="float" office:value="12857.1428571429" calcext:value-type="float">
            <text:p>12857</text:p>
          </table:table-cell>
          <table:table-cell table:formula="of:=[.O7]/[.$C$38]" office:value-type="float" office:value="17142.8571428571" calcext:value-type="float">
            <text:p>17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952.380952380952" calcext:value-type="float">
            <text:p>952</text:p>
          </table:table-cell>
          <table:table-cell table:formula="of:=[.D8]/[.$C$38]" office:value-type="float" office:value="1190.47619047619" calcext:value-type="float">
            <text:p>1190</text:p>
          </table:table-cell>
          <table:table-cell table:formula="of:=[.E8]/[.$C$38]" office:value-type="float" office:value="238.095238095238" calcext:value-type="float">
            <text:p>238</text:p>
          </table:table-cell>
          <table:table-cell table:formula="of:=[.F8]/[.$C$38]" office:value-type="float" office:value="1904.76190476191" calcext:value-type="float">
            <text:p>1905</text:p>
          </table:table-cell>
          <table:table-cell table:formula="of:=[.G8]/[.$C$38]" office:value-type="float" office:value="119.047619047619" calcext:value-type="float">
            <text:p>119</text:p>
          </table:table-cell>
          <table:table-cell table:formula="of:=[.H8]/[.$C$38]" office:value-type="float" office:value="2023.80952380952" calcext:value-type="float">
            <text:p>2024</text:p>
          </table:table-cell>
          <table:table-cell/>
          <table:table-cell table:style-name="ce17" table:formula="of:=[.J8]/[.$C$38]" office:value-type="float" office:value="23.8095238095238" calcext:value-type="float">
            <text:p>24</text:p>
          </table:table-cell>
          <table:table-cell table:formula="of:=[.K8]/[.$C$38]" office:value-type="float" office:value="1071.42857142857" calcext:value-type="float">
            <text:p>1071</text:p>
          </table:table-cell>
          <table:table-cell table:formula="of:=[.L8]/[.$C$38]" office:value-type="float" office:value="2142.85714285714" calcext:value-type="float">
            <text:p>2143</text:p>
          </table:table-cell>
          <table:table-cell table:formula="of:=[.M8]/[.$C$38]" office:value-type="float" office:value="4285.71428571429" calcext:value-type="float">
            <text:p>4286</text:p>
          </table:table-cell>
          <table:table-cell table:formula="of:=[.N8]/[.$C$38]" office:value-type="float" office:value="6428.57142857143" calcext:value-type="float">
            <text:p>6429</text:p>
          </table:table-cell>
          <table:table-cell table:formula="of:=[.O8]/[.$C$38]" office:value-type="float" office:value="8571.42857142857" calcext:value-type="float">
            <text:p>857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666.666666666667" calcext:value-type="float">
            <text:p>667</text:p>
          </table:table-cell>
          <table:table-cell table:formula="of:=[.D9]/[.$C$38]" office:value-type="float" office:value="833.333333333333" calcext:value-type="float">
            <text:p>833</text:p>
          </table:table-cell>
          <table:table-cell table:formula="of:=[.E9]/[.$C$38]" office:value-type="float" office:value="166.666666666667" calcext:value-type="float">
            <text:p>167</text:p>
          </table:table-cell>
          <table:table-cell table:formula="of:=[.F9]/[.$C$38]" office:value-type="float" office:value="1333.33333333333" calcext:value-type="float">
            <text:p>1333</text:p>
          </table:table-cell>
          <table:table-cell table:formula="of:=[.G9]/[.$C$38]" office:value-type="float" office:value="83.3333333333333" calcext:value-type="float">
            <text:p>83</text:p>
          </table:table-cell>
          <table:table-cell table:formula="of:=[.H9]/[.$C$38]" office:value-type="float" office:value="1416.66666666667" calcext:value-type="float">
            <text:p>1417</text:p>
          </table:table-cell>
          <table:table-cell/>
          <table:table-cell table:style-name="ce17" table:formula="of:=[.J9]/[.$C$38]" office:value-type="float" office:value="16.6666666666667" calcext:value-type="float">
            <text:p>17</text:p>
          </table:table-cell>
          <table:table-cell table:formula="of:=[.K9]/[.$C$38]" office:value-type="float" office:value="750" calcext:value-type="float">
            <text:p>750</text:p>
          </table:table-cell>
          <table:table-cell table:formula="of:=[.L9]/[.$C$38]" office:value-type="float" office:value="1500" calcext:value-type="float">
            <text:p>1500</text:p>
          </table:table-cell>
          <table:table-cell table:formula="of:=[.M9]/[.$C$38]" office:value-type="float" office:value="3000" calcext:value-type="float">
            <text:p>3000</text:p>
          </table:table-cell>
          <table:table-cell table:formula="of:=[.N9]/[.$C$38]" office:value-type="float" office:value="4500" calcext:value-type="float">
            <text:p>4500</text:p>
          </table:table-cell>
          <table:table-cell table:formula="of:=[.O9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493.827160493827" calcext:value-type="float">
            <text:p>494</text:p>
          </table:table-cell>
          <table:table-cell table:formula="of:=[.D10]/[.$C$38]" office:value-type="float" office:value="617.283950617284" calcext:value-type="float">
            <text:p>617</text:p>
          </table:table-cell>
          <table:table-cell table:formula="of:=[.E10]/[.$C$38]" office:value-type="float" office:value="123.456790123457" calcext:value-type="float">
            <text:p>123</text:p>
          </table:table-cell>
          <table:table-cell table:formula="of:=[.F10]/[.$C$38]" office:value-type="float" office:value="987.654320987654" calcext:value-type="float">
            <text:p>988</text:p>
          </table:table-cell>
          <table:table-cell table:formula="of:=[.G10]/[.$C$38]" office:value-type="float" office:value="61.7283950617284" calcext:value-type="float">
            <text:p>62</text:p>
          </table:table-cell>
          <table:table-cell table:formula="of:=[.H10]/[.$C$38]" office:value-type="float" office:value="1049.38271604938" calcext:value-type="float">
            <text:p>1049</text:p>
          </table:table-cell>
          <table:table-cell/>
          <table:table-cell table:style-name="ce17" table:formula="of:=[.J10]/[.$C$38]" office:value-type="float" office:value="12.3456790123457" calcext:value-type="float">
            <text:p>12</text:p>
          </table:table-cell>
          <table:table-cell table:formula="of:=[.K10]/[.$C$38]" office:value-type="float" office:value="555.555555555556" calcext:value-type="float">
            <text:p>556</text:p>
          </table:table-cell>
          <table:table-cell table:formula="of:=[.L10]/[.$C$38]" office:value-type="float" office:value="1111.11111111111" calcext:value-type="float">
            <text:p>1111</text:p>
          </table:table-cell>
          <table:table-cell table:formula="of:=[.M10]/[.$C$38]" office:value-type="float" office:value="2222.22222222222" calcext:value-type="float">
            <text:p>2222</text:p>
          </table:table-cell>
          <table:table-cell table:formula="of:=[.N10]/[.$C$38]" office:value-type="float" office:value="3333.33333333333" calcext:value-type="float">
            <text:p>3333</text:p>
          </table:table-cell>
          <table:table-cell table:formula="of:=[.O10]/[.$C$38]" office:value-type="float" office:value="4444.44444444444" calcext:value-type="float">
            <text:p>444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444.444444444444" calcext:value-type="float">
            <text:p>444</text:p>
          </table:table-cell>
          <table:table-cell table:formula="of:=[.D11]/[.$C$38]" office:value-type="float" office:value="555.555555555556" calcext:value-type="float">
            <text:p>556</text:p>
          </table:table-cell>
          <table:table-cell table:formula="of:=[.E11]/[.$C$38]" office:value-type="float" office:value="111.111111111111" calcext:value-type="float">
            <text:p>111</text:p>
          </table:table-cell>
          <table:table-cell table:formula="of:=[.F11]/[.$C$38]" office:value-type="float" office:value="888.888888888889" calcext:value-type="float">
            <text:p>889</text:p>
          </table:table-cell>
          <table:table-cell table:formula="of:=[.G11]/[.$C$38]" office:value-type="float" office:value="55.5555555555556" calcext:value-type="float">
            <text:p>56</text:p>
          </table:table-cell>
          <table:table-cell table:formula="of:=[.H11]/[.$C$38]" office:value-type="float" office:value="944.444444444444" calcext:value-type="float">
            <text:p>944</text:p>
          </table:table-cell>
          <table:table-cell/>
          <table:table-cell table:style-name="ce17" table:formula="of:=[.J11]/[.$C$38]" office:value-type="float" office:value="11.1111111111111" calcext:value-type="float">
            <text:p>11</text:p>
          </table:table-cell>
          <table:table-cell table:formula="of:=[.K11]/[.$C$38]" office:value-type="float" office:value="500" calcext:value-type="float">
            <text:p>500</text:p>
          </table:table-cell>
          <table:table-cell table:formula="of:=[.L11]/[.$C$38]" office:value-type="float" office:value="1000" calcext:value-type="float">
            <text:p>1000</text:p>
          </table:table-cell>
          <table:table-cell table:formula="of:=[.M11]/[.$C$38]" office:value-type="float" office:value="2000" calcext:value-type="float">
            <text:p>2000</text:p>
          </table:table-cell>
          <table:table-cell table:formula="of:=[.N11]/[.$C$38]" office:value-type="float" office:value="3000" calcext:value-type="float">
            <text:p>3000</text:p>
          </table:table-cell>
          <table:table-cell table:formula="of:=[.O11]/[.$C$38]" office:value-type="float" office:value="4000" calcext:value-type="float">
            <text:p>4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333.333333333333" calcext:value-type="float">
            <text:p>333</text:p>
          </table:table-cell>
          <table:table-cell table:formula="of:=[.D12]/[.$C$38]" office:value-type="float" office:value="416.666666666667" calcext:value-type="float">
            <text:p>417</text:p>
          </table:table-cell>
          <table:table-cell table:formula="of:=[.E12]/[.$C$38]" office:value-type="float" office:value="83.3333333333333" calcext:value-type="float">
            <text:p>83</text:p>
          </table:table-cell>
          <table:table-cell table:formula="of:=[.F12]/[.$C$38]" office:value-type="float" office:value="666.666666666667" calcext:value-type="float">
            <text:p>667</text:p>
          </table:table-cell>
          <table:table-cell table:formula="of:=[.G12]/[.$C$38]" office:value-type="float" office:value="41.6666666666667" calcext:value-type="float">
            <text:p>42</text:p>
          </table:table-cell>
          <table:table-cell table:formula="of:=[.H12]/[.$C$38]" office:value-type="float" office:value="708.333333333333" calcext:value-type="float">
            <text:p>708</text:p>
          </table:table-cell>
          <table:table-cell/>
          <table:table-cell table:style-name="ce17" table:formula="of:=[.J12]/[.$C$38]" office:value-type="float" office:value="8.33333333333333" calcext:value-type="float">
            <text:p>8</text:p>
          </table:table-cell>
          <table:table-cell table:formula="of:=[.K12]/[.$C$38]" office:value-type="float" office:value="375" calcext:value-type="float">
            <text:p>375</text:p>
          </table:table-cell>
          <table:table-cell table:formula="of:=[.L12]/[.$C$38]" office:value-type="float" office:value="750" calcext:value-type="float">
            <text:p>750</text:p>
          </table:table-cell>
          <table:table-cell table:formula="of:=[.M12]/[.$C$38]" office:value-type="float" office:value="1500" calcext:value-type="float">
            <text:p>1500</text:p>
          </table:table-cell>
          <table:table-cell table:formula="of:=[.N12]/[.$C$38]" office:value-type="float" office:value="2250" calcext:value-type="float">
            <text:p>2250</text:p>
          </table:table-cell>
          <table:table-cell table:formula="of:=[.O12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266.666666666667" calcext:value-type="float">
            <text:p>267</text:p>
          </table:table-cell>
          <table:table-cell table:formula="of:=[.D13]/[.$C$38]" office:value-type="float" office:value="333.333333333333" calcext:value-type="float">
            <text:p>333</text:p>
          </table:table-cell>
          <table:table-cell table:formula="of:=[.E13]/[.$C$38]" office:value-type="float" office:value="66.6666666666667" calcext:value-type="float">
            <text:p>67</text:p>
          </table:table-cell>
          <table:table-cell table:formula="of:=[.F13]/[.$C$38]" office:value-type="float" office:value="533.333333333333" calcext:value-type="float">
            <text:p>533</text:p>
          </table:table-cell>
          <table:table-cell table:formula="of:=[.G13]/[.$C$38]" office:value-type="float" office:value="33.3333333333333" calcext:value-type="float">
            <text:p>33</text:p>
          </table:table-cell>
          <table:table-cell table:formula="of:=[.H13]/[.$C$38]" office:value-type="float" office:value="566.666666666667" calcext:value-type="float">
            <text:p>567</text:p>
          </table:table-cell>
          <table:table-cell/>
          <table:table-cell table:style-name="ce17" table:formula="of:=[.J13]/[.$C$38]" office:value-type="float" office:value="6.66666666666667" calcext:value-type="float">
            <text:p>7</text:p>
          </table:table-cell>
          <table:table-cell table:formula="of:=[.K13]/[.$C$38]" office:value-type="float" office:value="300" calcext:value-type="float">
            <text:p>300</text:p>
          </table:table-cell>
          <table:table-cell table:formula="of:=[.L13]/[.$C$38]" office:value-type="float" office:value="600" calcext:value-type="float">
            <text:p>600</text:p>
          </table:table-cell>
          <table:table-cell table:formula="of:=[.M13]/[.$C$38]" office:value-type="float" office:value="1200" calcext:value-type="float">
            <text:p>1200</text:p>
          </table:table-cell>
          <table:table-cell table:formula="of:=[.N13]/[.$C$38]" office:value-type="float" office:value="1800" calcext:value-type="float">
            <text:p>1800</text:p>
          </table:table-cell>
          <table:table-cell table:formula="of:=[.O13]/[.$C$38]" office:value-type="float" office:value="2400" calcext:value-type="float">
            <text:p>24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222.222222222222" calcext:value-type="float">
            <text:p>222</text:p>
          </table:table-cell>
          <table:table-cell table:formula="of:=[.D14]/[.$C$38]" office:value-type="float" office:value="277.777777777778" calcext:value-type="float">
            <text:p>278</text:p>
          </table:table-cell>
          <table:table-cell table:formula="of:=[.E14]/[.$C$38]" office:value-type="float" office:value="55.5555555555556" calcext:value-type="float">
            <text:p>56</text:p>
          </table:table-cell>
          <table:table-cell table:formula="of:=[.F14]/[.$C$38]" office:value-type="float" office:value="444.444444444444" calcext:value-type="float">
            <text:p>444</text:p>
          </table:table-cell>
          <table:table-cell table:formula="of:=[.G14]/[.$C$38]" office:value-type="float" office:value="27.7777777777778" calcext:value-type="float">
            <text:p>28</text:p>
          </table:table-cell>
          <table:table-cell table:formula="of:=[.H14]/[.$C$38]" office:value-type="float" office:value="472.222222222222" calcext:value-type="float">
            <text:p>472</text:p>
          </table:table-cell>
          <table:table-cell/>
          <table:table-cell table:style-name="ce17" table:formula="of:=[.J14]/[.$C$38]" office:value-type="float" office:value="5.55555555555556" calcext:value-type="float">
            <text:p>6</text:p>
          </table:table-cell>
          <table:table-cell table:formula="of:=[.K14]/[.$C$38]" office:value-type="float" office:value="250" calcext:value-type="float">
            <text:p>250</text:p>
          </table:table-cell>
          <table:table-cell table:formula="of:=[.L14]/[.$C$38]" office:value-type="float" office:value="500" calcext:value-type="float">
            <text:p>500</text:p>
          </table:table-cell>
          <table:table-cell table:formula="of:=[.M14]/[.$C$38]" office:value-type="float" office:value="1000" calcext:value-type="float">
            <text:p>1000</text:p>
          </table:table-cell>
          <table:table-cell table:formula="of:=[.N14]/[.$C$38]" office:value-type="float" office:value="1500" calcext:value-type="float">
            <text:p>1500</text:p>
          </table:table-cell>
          <table:table-cell table:formula="of:=[.O14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190.47619047619" calcext:value-type="float">
            <text:p>190</text:p>
          </table:table-cell>
          <table:table-cell table:formula="of:=[.D15]/[.$C$38]" office:value-type="float" office:value="238.095238095238" calcext:value-type="float">
            <text:p>238</text:p>
          </table:table-cell>
          <table:table-cell table:formula="of:=[.E15]/[.$C$38]" office:value-type="float" office:value="47.6190476190476" calcext:value-type="float">
            <text:p>48</text:p>
          </table:table-cell>
          <table:table-cell table:formula="of:=[.F15]/[.$C$38]" office:value-type="float" office:value="380.952380952381" calcext:value-type="float">
            <text:p>381</text:p>
          </table:table-cell>
          <table:table-cell table:formula="of:=[.G15]/[.$C$38]" office:value-type="float" office:value="23.8095238095238" calcext:value-type="float">
            <text:p>24</text:p>
          </table:table-cell>
          <table:table-cell table:formula="of:=[.H15]/[.$C$38]" office:value-type="float" office:value="404.761904761905" calcext:value-type="float">
            <text:p>405</text:p>
          </table:table-cell>
          <table:table-cell/>
          <table:table-cell table:style-name="ce17" table:formula="of:=[.J15]/[.$C$38]" office:value-type="float" office:value="4.76190476190476" calcext:value-type="float">
            <text:p>5</text:p>
          </table:table-cell>
          <table:table-cell table:formula="of:=[.K15]/[.$C$38]" office:value-type="float" office:value="214.285714285714" calcext:value-type="float">
            <text:p>214</text:p>
          </table:table-cell>
          <table:table-cell table:formula="of:=[.L15]/[.$C$38]" office:value-type="float" office:value="428.571428571429" calcext:value-type="float">
            <text:p>429</text:p>
          </table:table-cell>
          <table:table-cell table:formula="of:=[.M15]/[.$C$38]" office:value-type="float" office:value="857.142857142857" calcext:value-type="float">
            <text:p>857</text:p>
          </table:table-cell>
          <table:table-cell table:formula="of:=[.N15]/[.$C$38]" office:value-type="float" office:value="1285.71428571429" calcext:value-type="float">
            <text:p>1286</text:p>
          </table:table-cell>
          <table:table-cell table:formula="of:=[.O15]/[.$C$38]" office:value-type="float" office:value="1714.28571428571" calcext:value-type="float">
            <text:p>171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166.666666666667" calcext:value-type="float">
            <text:p>167</text:p>
          </table:table-cell>
          <table:table-cell table:formula="of:=[.D16]/[.$C$38]" office:value-type="float" office:value="208.333333333333" calcext:value-type="float">
            <text:p>208</text:p>
          </table:table-cell>
          <table:table-cell table:formula="of:=[.E16]/[.$C$38]" office:value-type="float" office:value="41.6666666666667" calcext:value-type="float">
            <text:p>42</text:p>
          </table:table-cell>
          <table:table-cell table:formula="of:=[.F16]/[.$C$38]" office:value-type="float" office:value="333.333333333333" calcext:value-type="float">
            <text:p>333</text:p>
          </table:table-cell>
          <table:table-cell table:formula="of:=[.G16]/[.$C$38]" office:value-type="float" office:value="20.8333333333333" calcext:value-type="float">
            <text:p>21</text:p>
          </table:table-cell>
          <table:table-cell table:formula="of:=[.H16]/[.$C$38]" office:value-type="float" office:value="354.166666666667" calcext:value-type="float">
            <text:p>354</text:p>
          </table:table-cell>
          <table:table-cell/>
          <table:table-cell table:style-name="ce17" table:formula="of:=[.J16]/[.$C$38]" office:value-type="float" office:value="4.16666666666667" calcext:value-type="float">
            <text:p>4</text:p>
          </table:table-cell>
          <table:table-cell table:formula="of:=[.K16]/[.$C$38]" office:value-type="float" office:value="187.5" calcext:value-type="float">
            <text:p>188</text:p>
          </table:table-cell>
          <table:table-cell table:formula="of:=[.L16]/[.$C$38]" office:value-type="float" office:value="375" calcext:value-type="float">
            <text:p>375</text:p>
          </table:table-cell>
          <table:table-cell table:formula="of:=[.M16]/[.$C$38]" office:value-type="float" office:value="750" calcext:value-type="float">
            <text:p>750</text:p>
          </table:table-cell>
          <table:table-cell table:formula="of:=[.N16]/[.$C$38]" office:value-type="float" office:value="1125" calcext:value-type="float">
            <text:p>1125</text:p>
          </table:table-cell>
          <table:table-cell table:formula="of:=[.O16]/[.$C$38]" office:value-type="float" office:value="1500" calcext:value-type="float">
            <text:p>1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148.148148148148" calcext:value-type="float">
            <text:p>148</text:p>
          </table:table-cell>
          <table:table-cell table:formula="of:=[.D17]/[.$C$38]" office:value-type="float" office:value="185.185185185185" calcext:value-type="float">
            <text:p>185</text:p>
          </table:table-cell>
          <table:table-cell table:formula="of:=[.E17]/[.$C$38]" office:value-type="float" office:value="37.037037037037" calcext:value-type="float">
            <text:p>37</text:p>
          </table:table-cell>
          <table:table-cell table:formula="of:=[.F17]/[.$C$38]" office:value-type="float" office:value="296.296296296296" calcext:value-type="float">
            <text:p>296</text:p>
          </table:table-cell>
          <table:table-cell table:formula="of:=[.G17]/[.$C$38]" office:value-type="float" office:value="18.5185185185185" calcext:value-type="float">
            <text:p>19</text:p>
          </table:table-cell>
          <table:table-cell table:formula="of:=[.H17]/[.$C$38]" office:value-type="float" office:value="314.814814814815" calcext:value-type="float">
            <text:p>315</text:p>
          </table:table-cell>
          <table:table-cell/>
          <table:table-cell table:style-name="ce17" table:formula="of:=[.J17]/[.$C$38]" office:value-type="float" office:value="3.7037037037037" calcext:value-type="float">
            <text:p>4</text:p>
          </table:table-cell>
          <table:table-cell table:formula="of:=[.K17]/[.$C$38]" office:value-type="float" office:value="166.666666666667" calcext:value-type="float">
            <text:p>167</text:p>
          </table:table-cell>
          <table:table-cell table:formula="of:=[.L17]/[.$C$38]" office:value-type="float" office:value="333.333333333333" calcext:value-type="float">
            <text:p>333</text:p>
          </table:table-cell>
          <table:table-cell table:formula="of:=[.M17]/[.$C$38]" office:value-type="float" office:value="666.666666666667" calcext:value-type="float">
            <text:p>667</text:p>
          </table:table-cell>
          <table:table-cell table:formula="of:=[.N17]/[.$C$38]" office:value-type="float" office:value="1000" calcext:value-type="float">
            <text:p>1000</text:p>
          </table:table-cell>
          <table:table-cell table:formula="of:=[.O17]/[.$C$38]" office:value-type="float" office:value="1333.33333333333" calcext:value-type="float">
            <text:p>1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133.333333333333" calcext:value-type="float">
            <text:p>133</text:p>
          </table:table-cell>
          <table:table-cell table:formula="of:=[.D18]/[.$C$38]" office:value-type="float" office:value="166.666666666667" calcext:value-type="float">
            <text:p>167</text:p>
          </table:table-cell>
          <table:table-cell table:formula="of:=[.E18]/[.$C$38]" office:value-type="float" office:value="33.3333333333333" calcext:value-type="float">
            <text:p>33</text:p>
          </table:table-cell>
          <table:table-cell table:formula="of:=[.F18]/[.$C$38]" office:value-type="float" office:value="266.666666666667" calcext:value-type="float">
            <text:p>267</text:p>
          </table:table-cell>
          <table:table-cell table:formula="of:=[.G18]/[.$C$38]" office:value-type="float" office:value="16.6666666666667" calcext:value-type="float">
            <text:p>17</text:p>
          </table:table-cell>
          <table:table-cell table:formula="of:=[.H18]/[.$C$38]" office:value-type="float" office:value="283.333333333333" calcext:value-type="float">
            <text:p>283</text:p>
          </table:table-cell>
          <table:table-cell/>
          <table:table-cell table:style-name="ce17" table:formula="of:=[.J18]/[.$C$38]" office:value-type="float" office:value="3.33333333333333" calcext:value-type="float">
            <text:p>3</text:p>
          </table:table-cell>
          <table:table-cell table:formula="of:=[.K18]/[.$C$38]" office:value-type="float" office:value="150" calcext:value-type="float">
            <text:p>150</text:p>
          </table:table-cell>
          <table:table-cell table:formula="of:=[.L18]/[.$C$38]" office:value-type="float" office:value="300" calcext:value-type="float">
            <text:p>300</text:p>
          </table:table-cell>
          <table:table-cell table:formula="of:=[.M18]/[.$C$38]" office:value-type="float" office:value="600" calcext:value-type="float">
            <text:p>600</text:p>
          </table:table-cell>
          <table:table-cell table:formula="of:=[.N18]/[.$C$38]" office:value-type="float" office:value="900" calcext:value-type="float">
            <text:p>900</text:p>
          </table:table-cell>
          <table:table-cell table:formula="of:=[.O18]/[.$C$38]" office:value-type="float" office:value="1200" calcext:value-type="float">
            <text:p>12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121.212121212121" calcext:value-type="float">
            <text:p>121</text:p>
          </table:table-cell>
          <table:table-cell table:formula="of:=[.D19]/[.$C$38]" office:value-type="float" office:value="151.515151515152" calcext:value-type="float">
            <text:p>152</text:p>
          </table:table-cell>
          <table:table-cell table:formula="of:=[.E19]/[.$C$38]" office:value-type="float" office:value="30.3030303030303" calcext:value-type="float">
            <text:p>30</text:p>
          </table:table-cell>
          <table:table-cell table:formula="of:=[.F19]/[.$C$38]" office:value-type="float" office:value="242.424242424242" calcext:value-type="float">
            <text:p>242</text:p>
          </table:table-cell>
          <table:table-cell table:formula="of:=[.G19]/[.$C$38]" office:value-type="float" office:value="15.1515151515152" calcext:value-type="float">
            <text:p>15</text:p>
          </table:table-cell>
          <table:table-cell table:formula="of:=[.H19]/[.$C$38]" office:value-type="float" office:value="257.575757575758" calcext:value-type="float">
            <text:p>258</text:p>
          </table:table-cell>
          <table:table-cell/>
          <table:table-cell table:style-name="ce17" table:formula="of:=[.J19]/[.$C$38]" office:value-type="float" office:value="3.03030303030303" calcext:value-type="float">
            <text:p>3</text:p>
          </table:table-cell>
          <table:table-cell table:formula="of:=[.K19]/[.$C$38]" office:value-type="float" office:value="136.363636363636" calcext:value-type="float">
            <text:p>136</text:p>
          </table:table-cell>
          <table:table-cell table:formula="of:=[.L19]/[.$C$38]" office:value-type="float" office:value="272.727272727273" calcext:value-type="float">
            <text:p>273</text:p>
          </table:table-cell>
          <table:table-cell table:formula="of:=[.M19]/[.$C$38]" office:value-type="float" office:value="545.454545454546" calcext:value-type="float">
            <text:p>545</text:p>
          </table:table-cell>
          <table:table-cell table:formula="of:=[.N19]/[.$C$38]" office:value-type="float" office:value="818.181818181818" calcext:value-type="float">
            <text:p>818</text:p>
          </table:table-cell>
          <table:table-cell table:formula="of:=[.O19]/[.$C$38]" office:value-type="float" office:value="1090.90909090909" calcext:value-type="float">
            <text:p>109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111.111111111111" calcext:value-type="float">
            <text:p>111</text:p>
          </table:table-cell>
          <table:table-cell table:formula="of:=[.D20]/[.$C$38]" office:value-type="float" office:value="138.888888888889" calcext:value-type="float">
            <text:p>139</text:p>
          </table:table-cell>
          <table:table-cell table:formula="of:=[.E20]/[.$C$38]" office:value-type="float" office:value="27.7777777777778" calcext:value-type="float">
            <text:p>28</text:p>
          </table:table-cell>
          <table:table-cell table:formula="of:=[.F20]/[.$C$38]" office:value-type="float" office:value="222.222222222222" calcext:value-type="float">
            <text:p>222</text:p>
          </table:table-cell>
          <table:table-cell table:formula="of:=[.G20]/[.$C$38]" office:value-type="float" office:value="13.8888888888889" calcext:value-type="float">
            <text:p>14</text:p>
          </table:table-cell>
          <table:table-cell table:formula="of:=[.H20]/[.$C$38]" office:value-type="float" office:value="236.111111111111" calcext:value-type="float">
            <text:p>236</text:p>
          </table:table-cell>
          <table:table-cell/>
          <table:table-cell table:style-name="ce17" table:formula="of:=[.J20]/[.$C$38]" office:value-type="float" office:value="2.77777777777778" calcext:value-type="float">
            <text:p>3</text:p>
          </table:table-cell>
          <table:table-cell table:formula="of:=[.K20]/[.$C$38]" office:value-type="float" office:value="125" calcext:value-type="float">
            <text:p>125</text:p>
          </table:table-cell>
          <table:table-cell table:formula="of:=[.L20]/[.$C$38]" office:value-type="float" office:value="250" calcext:value-type="float">
            <text:p>250</text:p>
          </table:table-cell>
          <table:table-cell table:formula="of:=[.M20]/[.$C$38]" office:value-type="float" office:value="500" calcext:value-type="float">
            <text:p>500</text:p>
          </table:table-cell>
          <table:table-cell table:formula="of:=[.N20]/[.$C$38]" office:value-type="float" office:value="750" calcext:value-type="float">
            <text:p>750</text:p>
          </table:table-cell>
          <table:table-cell table:formula="of:=[.O20]/[.$C$38]" office:value-type="float" office:value="1000" calcext:value-type="float">
            <text:p>1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102.564102564103" calcext:value-type="float">
            <text:p>103</text:p>
          </table:table-cell>
          <table:table-cell table:formula="of:=[.D21]/[.$C$38]" office:value-type="float" office:value="128.205128205128" calcext:value-type="float">
            <text:p>128</text:p>
          </table:table-cell>
          <table:table-cell table:formula="of:=[.E21]/[.$C$38]" office:value-type="float" office:value="25.6410256410256" calcext:value-type="float">
            <text:p>26</text:p>
          </table:table-cell>
          <table:table-cell table:formula="of:=[.F21]/[.$C$38]" office:value-type="float" office:value="205.128205128205" calcext:value-type="float">
            <text:p>205</text:p>
          </table:table-cell>
          <table:table-cell table:formula="of:=[.G21]/[.$C$38]" office:value-type="float" office:value="12.8205128205128" calcext:value-type="float">
            <text:p>13</text:p>
          </table:table-cell>
          <table:table-cell table:formula="of:=[.H21]/[.$C$38]" office:value-type="float" office:value="217.948717948718" calcext:value-type="float">
            <text:p>218</text:p>
          </table:table-cell>
          <table:table-cell/>
          <table:table-cell table:style-name="ce17" table:formula="of:=[.J21]/[.$C$38]" office:value-type="float" office:value="2.56410256410256" calcext:value-type="float">
            <text:p>3</text:p>
          </table:table-cell>
          <table:table-cell table:formula="of:=[.K21]/[.$C$38]" office:value-type="float" office:value="115.384615384615" calcext:value-type="float">
            <text:p>115</text:p>
          </table:table-cell>
          <table:table-cell table:formula="of:=[.L21]/[.$C$38]" office:value-type="float" office:value="230.769230769231" calcext:value-type="float">
            <text:p>231</text:p>
          </table:table-cell>
          <table:table-cell table:formula="of:=[.M21]/[.$C$38]" office:value-type="float" office:value="461.538461538462" calcext:value-type="float">
            <text:p>462</text:p>
          </table:table-cell>
          <table:table-cell table:formula="of:=[.N21]/[.$C$38]" office:value-type="float" office:value="692.307692307692" calcext:value-type="float">
            <text:p>692</text:p>
          </table:table-cell>
          <table:table-cell table:formula="of:=[.O21]/[.$C$38]" office:value-type="float" office:value="923.076923076923" calcext:value-type="float">
            <text:p>92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95.2380952380952" calcext:value-type="float">
            <text:p>95</text:p>
          </table:table-cell>
          <table:table-cell table:formula="of:=[.D22]/[.$C$38]" office:value-type="float" office:value="119.047619047619" calcext:value-type="float">
            <text:p>119</text:p>
          </table:table-cell>
          <table:table-cell table:formula="of:=[.E22]/[.$C$38]" office:value-type="float" office:value="23.8095238095238" calcext:value-type="float">
            <text:p>24</text:p>
          </table:table-cell>
          <table:table-cell table:formula="of:=[.F22]/[.$C$38]" office:value-type="float" office:value="190.47619047619" calcext:value-type="float">
            <text:p>190</text:p>
          </table:table-cell>
          <table:table-cell table:formula="of:=[.G22]/[.$C$38]" office:value-type="float" office:value="11.9047619047619" calcext:value-type="float">
            <text:p>12</text:p>
          </table:table-cell>
          <table:table-cell table:formula="of:=[.H22]/[.$C$38]" office:value-type="float" office:value="202.380952380952" calcext:value-type="float">
            <text:p>202</text:p>
          </table:table-cell>
          <table:table-cell/>
          <table:table-cell table:style-name="ce17" table:formula="of:=[.J22]/[.$C$38]" office:value-type="float" office:value="2.38095238095238" calcext:value-type="float">
            <text:p>2</text:p>
          </table:table-cell>
          <table:table-cell table:formula="of:=[.K22]/[.$C$38]" office:value-type="float" office:value="107.142857142857" calcext:value-type="float">
            <text:p>107</text:p>
          </table:table-cell>
          <table:table-cell table:formula="of:=[.L22]/[.$C$38]" office:value-type="float" office:value="214.285714285714" calcext:value-type="float">
            <text:p>214</text:p>
          </table:table-cell>
          <table:table-cell table:formula="of:=[.M22]/[.$C$38]" office:value-type="float" office:value="428.571428571429" calcext:value-type="float">
            <text:p>429</text:p>
          </table:table-cell>
          <table:table-cell table:formula="of:=[.N22]/[.$C$38]" office:value-type="float" office:value="642.857142857143" calcext:value-type="float">
            <text:p>643</text:p>
          </table:table-cell>
          <table:table-cell table:formula="of:=[.O22]/[.$C$38]" office:value-type="float" office:value="857.142857142857" calcext:value-type="float">
            <text:p>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88.8888888888889" calcext:value-type="float">
            <text:p>89</text:p>
          </table:table-cell>
          <table:table-cell table:formula="of:=[.D23]/[.$C$38]" office:value-type="float" office:value="111.111111111111" calcext:value-type="float">
            <text:p>111</text:p>
          </table:table-cell>
          <table:table-cell table:formula="of:=[.E23]/[.$C$38]" office:value-type="float" office:value="22.2222222222222" calcext:value-type="float">
            <text:p>22</text:p>
          </table:table-cell>
          <table:table-cell table:formula="of:=[.F23]/[.$C$38]" office:value-type="float" office:value="177.777777777778" calcext:value-type="float">
            <text:p>178</text:p>
          </table:table-cell>
          <table:table-cell table:formula="of:=[.G23]/[.$C$38]" office:value-type="float" office:value="11.1111111111111" calcext:value-type="float">
            <text:p>11</text:p>
          </table:table-cell>
          <table:table-cell table:formula="of:=[.H23]/[.$C$38]" office:value-type="float" office:value="188.888888888889" calcext:value-type="float">
            <text:p>189</text:p>
          </table:table-cell>
          <table:table-cell/>
          <table:table-cell table:style-name="ce17" table:formula="of:=[.J23]/[.$C$38]" office:value-type="float" office:value="2.22222222222222" calcext:value-type="float">
            <text:p>2</text:p>
          </table:table-cell>
          <table:table-cell table:formula="of:=[.K23]/[.$C$38]" office:value-type="float" office:value="100" calcext:value-type="float">
            <text:p>100</text:p>
          </table:table-cell>
          <table:table-cell table:formula="of:=[.L23]/[.$C$38]" office:value-type="float" office:value="200" calcext:value-type="float">
            <text:p>200</text:p>
          </table:table-cell>
          <table:table-cell table:formula="of:=[.M23]/[.$C$38]" office:value-type="float" office:value="400" calcext:value-type="float">
            <text:p>400</text:p>
          </table:table-cell>
          <table:table-cell table:formula="of:=[.N23]/[.$C$38]" office:value-type="float" office:value="600" calcext:value-type="float">
            <text:p>600</text:p>
          </table:table-cell>
          <table:table-cell table:formula="of:=[.O23]/[.$C$38]" office:value-type="float" office:value="800" calcext:value-type="float">
            <text:p>8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83.3333333333333" calcext:value-type="float">
            <text:p>83</text:p>
          </table:table-cell>
          <table:table-cell table:formula="of:=[.D24]/[.$C$38]" office:value-type="float" office:value="104.166666666667" calcext:value-type="float">
            <text:p>104</text:p>
          </table:table-cell>
          <table:table-cell table:formula="of:=[.E24]/[.$C$38]" office:value-type="float" office:value="20.8333333333333" calcext:value-type="float">
            <text:p>21</text:p>
          </table:table-cell>
          <table:table-cell table:formula="of:=[.F24]/[.$C$38]" office:value-type="float" office:value="166.666666666667" calcext:value-type="float">
            <text:p>167</text:p>
          </table:table-cell>
          <table:table-cell table:formula="of:=[.G24]/[.$C$38]" office:value-type="float" office:value="10.4166666666667" calcext:value-type="float">
            <text:p>10</text:p>
          </table:table-cell>
          <table:table-cell table:formula="of:=[.H24]/[.$C$38]" office:value-type="float" office:value="177.083333333333" calcext:value-type="float">
            <text:p>177</text:p>
          </table:table-cell>
          <table:table-cell/>
          <table:table-cell table:style-name="ce17" table:formula="of:=[.J24]/[.$C$38]" office:value-type="float" office:value="2.08333333333333" calcext:value-type="float">
            <text:p>2</text:p>
          </table:table-cell>
          <table:table-cell table:formula="of:=[.K24]/[.$C$38]" office:value-type="float" office:value="93.75" calcext:value-type="float">
            <text:p>94</text:p>
          </table:table-cell>
          <table:table-cell table:formula="of:=[.L24]/[.$C$38]" office:value-type="float" office:value="187.5" calcext:value-type="float">
            <text:p>188</text:p>
          </table:table-cell>
          <table:table-cell table:formula="of:=[.M24]/[.$C$38]" office:value-type="float" office:value="375" calcext:value-type="float">
            <text:p>375</text:p>
          </table:table-cell>
          <table:table-cell table:formula="of:=[.N24]/[.$C$38]" office:value-type="float" office:value="562.5" calcext:value-type="float">
            <text:p>563</text:p>
          </table:table-cell>
          <table:table-cell table:formula="of:=[.O24]/[.$C$38]" office:value-type="float" office:value="750" calcext:value-type="float">
            <text:p>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78.4313725490196" calcext:value-type="float">
            <text:p>78</text:p>
          </table:table-cell>
          <table:table-cell table:formula="of:=[.D25]/[.$C$38]" office:value-type="float" office:value="98.0392156862745" calcext:value-type="float">
            <text:p>98</text:p>
          </table:table-cell>
          <table:table-cell table:formula="of:=[.E25]/[.$C$38]" office:value-type="float" office:value="19.6078431372549" calcext:value-type="float">
            <text:p>20</text:p>
          </table:table-cell>
          <table:table-cell table:formula="of:=[.F25]/[.$C$38]" office:value-type="float" office:value="156.862745098039" calcext:value-type="float">
            <text:p>157</text:p>
          </table:table-cell>
          <table:table-cell table:formula="of:=[.G25]/[.$C$38]" office:value-type="float" office:value="9.80392156862745" calcext:value-type="float">
            <text:p>10</text:p>
          </table:table-cell>
          <table:table-cell table:formula="of:=[.H25]/[.$C$38]" office:value-type="float" office:value="166.666666666667" calcext:value-type="float">
            <text:p>167</text:p>
          </table:table-cell>
          <table:table-cell/>
          <table:table-cell table:style-name="ce17" table:formula="of:=[.J25]/[.$C$38]" office:value-type="float" office:value="1.96078431372549" calcext:value-type="float">
            <text:p>2</text:p>
          </table:table-cell>
          <table:table-cell table:formula="of:=[.K25]/[.$C$38]" office:value-type="float" office:value="88.2352941176471" calcext:value-type="float">
            <text:p>88</text:p>
          </table:table-cell>
          <table:table-cell table:formula="of:=[.L25]/[.$C$38]" office:value-type="float" office:value="176.470588235294" calcext:value-type="float">
            <text:p>176</text:p>
          </table:table-cell>
          <table:table-cell table:formula="of:=[.M25]/[.$C$38]" office:value-type="float" office:value="352.941176470588" calcext:value-type="float">
            <text:p>353</text:p>
          </table:table-cell>
          <table:table-cell table:formula="of:=[.N25]/[.$C$38]" office:value-type="float" office:value="529.411764705882" calcext:value-type="float">
            <text:p>529</text:p>
          </table:table-cell>
          <table:table-cell table:formula="of:=[.O25]/[.$C$38]" office:value-type="float" office:value="705.882352941176" calcext:value-type="float">
            <text:p>706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74.0740740740741" calcext:value-type="float">
            <text:p>74</text:p>
          </table:table-cell>
          <table:table-cell table:formula="of:=[.D26]/[.$C$38]" office:value-type="float" office:value="92.5925925925926" calcext:value-type="float">
            <text:p>93</text:p>
          </table:table-cell>
          <table:table-cell table:formula="of:=[.E26]/[.$C$38]" office:value-type="float" office:value="18.5185185185185" calcext:value-type="float">
            <text:p>19</text:p>
          </table:table-cell>
          <table:table-cell table:formula="of:=[.F26]/[.$C$38]" office:value-type="float" office:value="148.148148148148" calcext:value-type="float">
            <text:p>148</text:p>
          </table:table-cell>
          <table:table-cell table:formula="of:=[.G26]/[.$C$38]" office:value-type="float" office:value="9.25925925925926" calcext:value-type="float">
            <text:p>9</text:p>
          </table:table-cell>
          <table:table-cell table:formula="of:=[.H26]/[.$C$38]" office:value-type="float" office:value="157.407407407407" calcext:value-type="float">
            <text:p>157</text:p>
          </table:table-cell>
          <table:table-cell/>
          <table:table-cell table:style-name="ce17" table:formula="of:=[.J26]/[.$C$38]" office:value-type="float" office:value="1.85185185185185" calcext:value-type="float">
            <text:p>2</text:p>
          </table:table-cell>
          <table:table-cell table:formula="of:=[.K26]/[.$C$38]" office:value-type="float" office:value="83.3333333333333" calcext:value-type="float">
            <text:p>83</text:p>
          </table:table-cell>
          <table:table-cell table:formula="of:=[.L26]/[.$C$38]" office:value-type="float" office:value="166.666666666667" calcext:value-type="float">
            <text:p>167</text:p>
          </table:table-cell>
          <table:table-cell table:formula="of:=[.M26]/[.$C$38]" office:value-type="float" office:value="333.333333333333" calcext:value-type="float">
            <text:p>333</text:p>
          </table:table-cell>
          <table:table-cell table:formula="of:=[.N26]/[.$C$38]" office:value-type="float" office:value="500" calcext:value-type="float">
            <text:p>500</text:p>
          </table:table-cell>
          <table:table-cell table:formula="of:=[.O26]/[.$C$38]" office:value-type="float" office:value="666.666666666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70.1754385964912" calcext:value-type="float">
            <text:p>70</text:p>
          </table:table-cell>
          <table:table-cell table:formula="of:=[.D27]/[.$C$38]" office:value-type="float" office:value="87.719298245614" calcext:value-type="float">
            <text:p>88</text:p>
          </table:table-cell>
          <table:table-cell table:formula="of:=[.E27]/[.$C$38]" office:value-type="float" office:value="17.5438596491228" calcext:value-type="float">
            <text:p>18</text:p>
          </table:table-cell>
          <table:table-cell table:formula="of:=[.F27]/[.$C$38]" office:value-type="float" office:value="140.350877192982" calcext:value-type="float">
            <text:p>140</text:p>
          </table:table-cell>
          <table:table-cell table:formula="of:=[.G27]/[.$C$38]" office:value-type="float" office:value="8.7719298245614" calcext:value-type="float">
            <text:p>9</text:p>
          </table:table-cell>
          <table:table-cell table:formula="of:=[.H27]/[.$C$38]" office:value-type="float" office:value="149.122807017544" calcext:value-type="float">
            <text:p>149</text:p>
          </table:table-cell>
          <table:table-cell/>
          <table:table-cell table:style-name="ce17" table:formula="of:=[.J27]/[.$C$38]" office:value-type="float" office:value="1.75438596491228" calcext:value-type="float">
            <text:p>2</text:p>
          </table:table-cell>
          <table:table-cell table:formula="of:=[.K27]/[.$C$38]" office:value-type="float" office:value="78.9473684210526" calcext:value-type="float">
            <text:p>79</text:p>
          </table:table-cell>
          <table:table-cell table:formula="of:=[.L27]/[.$C$38]" office:value-type="float" office:value="157.894736842105" calcext:value-type="float">
            <text:p>158</text:p>
          </table:table-cell>
          <table:table-cell table:formula="of:=[.M27]/[.$C$38]" office:value-type="float" office:value="315.789473684211" calcext:value-type="float">
            <text:p>316</text:p>
          </table:table-cell>
          <table:table-cell table:formula="of:=[.N27]/[.$C$38]" office:value-type="float" office:value="473.684210526316" calcext:value-type="float">
            <text:p>474</text:p>
          </table:table-cell>
          <table:table-cell table:formula="of:=[.O27]/[.$C$38]" office:value-type="float" office:value="631.578947368421" calcext:value-type="float">
            <text:p>63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66.6666666666667" calcext:value-type="float">
            <text:p>67</text:p>
          </table:table-cell>
          <table:table-cell table:formula="of:=[.D28]/[.$C$38]" office:value-type="float" office:value="83.3333333333333" calcext:value-type="float">
            <text:p>83</text:p>
          </table:table-cell>
          <table:table-cell table:formula="of:=[.E28]/[.$C$38]" office:value-type="float" office:value="16.6666666666667" calcext:value-type="float">
            <text:p>17</text:p>
          </table:table-cell>
          <table:table-cell table:formula="of:=[.F28]/[.$C$38]" office:value-type="float" office:value="133.333333333333" calcext:value-type="float">
            <text:p>133</text:p>
          </table:table-cell>
          <table:table-cell table:formula="of:=[.G28]/[.$C$38]" office:value-type="float" office:value="8.33333333333333" calcext:value-type="float">
            <text:p>8</text:p>
          </table:table-cell>
          <table:table-cell table:formula="of:=[.H28]/[.$C$38]" office:value-type="float" office:value="141.666666666667" calcext:value-type="float">
            <text:p>142</text:p>
          </table:table-cell>
          <table:table-cell/>
          <table:table-cell table:style-name="ce17" table:formula="of:=[.J28]/[.$C$38]" office:value-type="float" office:value="1.66666666666667" calcext:value-type="float">
            <text:p>2</text:p>
          </table:table-cell>
          <table:table-cell table:formula="of:=[.K28]/[.$C$38]" office:value-type="float" office:value="75" calcext:value-type="float">
            <text:p>75</text:p>
          </table:table-cell>
          <table:table-cell table:formula="of:=[.L28]/[.$C$38]" office:value-type="float" office:value="150" calcext:value-type="float">
            <text:p>150</text:p>
          </table:table-cell>
          <table:table-cell table:formula="of:=[.M28]/[.$C$38]" office:value-type="float" office:value="300" calcext:value-type="float">
            <text:p>300</text:p>
          </table:table-cell>
          <table:table-cell table:formula="of:=[.N28]/[.$C$38]" office:value-type="float" office:value="450" calcext:value-type="float">
            <text:p>450</text:p>
          </table:table-cell>
          <table:table-cell table:formula="of:=[.O28]/[.$C$38]" office:value-type="float" office:value="600" calcext:value-type="float">
            <text:p>6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09:44:13.529123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2-17T10:57:06.264882723</dc:date>
    <meta:editing-duration>P1DT21H1M43S</meta:editing-duration>
    <meta:editing-cycles>148</meta:editing-cycles>
    <meta:generator>LibreOffice/6.0.7.3$Linux_X86_64 LibreOffice_project/00m0$Build-3</meta:generator>
    <meta:document-statistic meta:table-count="9" meta:cell-count="9223" meta:object-count="0"/>
  </office:meta>
</office:document-meta>
</file>